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JavaScrip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ienvenido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Donde colocar JavaScript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En el <text:s/>&lt;header&gt; o en el &lt;body&gt;</text:span></text:p>
              </text:list-item>
              <text:list-item>
                <text:p><text:span text:style-name="T1">En un archivo externo 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xml:id="id3" draw:id="id3">
        <office:forms form:automatic-focus="false" form:apply-design-mode="false"/>
        <draw:frame presentation:style-name="pr7" draw:text-style-name="P6" draw:layer="layout" svg:width="19.999cm" svg:height="3.506cm" svg:x="6.6cm" svg:y="8.8cm" presentation:class="title" presentation:user-transformed="true">
          <draw:text-box>
            <text:p text:style-name="P5"><text:span text:style-name="T2">#alemandiazcarlos</text:span><text:span text:style-name="T2"><text:line-break/></text:span><text:span text:style-name="T2">#codefuncod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1:12:38.481237266</meta:creation-date>
    <meta:editing-duration>PT1H43S</meta:editing-duration>
    <meta:editing-cycles>4</meta:editing-cycles>
    <meta:generator>LibreOffice/6.0.7.3$Linux_X86_64 LibreOffice_project/00m0$Build-3</meta:generator>
    <dc:title>Blueprint Plans</dc:title>
    <meta:initial-creator>codefuncode </meta:initial-creator>
    <dc:date>2020-06-30T12:47:10.704702426</dc:date>
    <dc:creator>codefuncode </dc:creator>
    <meta:document-statistic meta:object-count="43"/>
  </office:meta>
</office:document-meta>
</file>